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fo:font-size="16pt" fo:font-weight="bold" officeooo:rsid="000605c5" officeooo:paragraph-rsid="000605c5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c9211e" fo:font-size="14pt" fo:font-weight="bold" officeooo:rsid="0006921c" officeooo:paragraph-rsid="000605c5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fo:font-size="12pt" fo:font-weight="normal" officeooo:rsid="0006921c" officeooo:paragraph-rsid="0006921c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7527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7527e"/>
    </style:style>
    <style:style style:name="T4" style:family="text">
      <style:text-properties style:text-underline-style="solid" style:text-underline-width="auto" style:text-underline-color="font-color" officeooo:rsid="0011f8cf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officeooo:rsid="0006b354"/>
    </style:style>
    <style:style style:name="T8" style:family="text">
      <style:text-properties style:text-underline-style="none" officeooo:rsid="0007527e"/>
    </style:style>
    <style:style style:name="T9" style:family="text">
      <style:text-properties style:text-underline-style="none" officeooo:rsid="000c49ea"/>
    </style:style>
    <style:style style:name="T10" style:family="text">
      <style:text-properties style:text-underline-style="none" officeooo:rsid="0011f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MA LOGICO CRAZY GOOSE:</text:p>
      <text:p text:style-name="P2"/>
      <text:p text:style-name="P3">UTENTE(<text:span text:style-name="T1">ID_GIOCAT</text:span><text:span text:style-name="T2">ORE</text:span><text:span text:style-name="T5">, nome,cognome,password,mail, </text:span><text:span text:style-name="T3">ID_PROFILO)</text:span></text:p>
      <text:p text:style-name="P3"><text:span text:style-name="T5">PROFILO(</text:span><text:span text:style-name="T1">ID_PROFILO</text:span><text:span text:style-name="T5">, nome giocatore,livello giocatore,partite vinte, partite perse, </text:span><text:span text:style-name="T3">ID_GIOCATORE</text:span><text:span text:style-name="T8">)</text:span></text:p>
      <text:p text:style-name="P3"><text:span text:style-name="T5">PARTITA(</text:span><text:span text:style-name="T1">ID_PARTITA</text:span><text:span text:style-name="T5">, num</text:span><text:span text:style-name="T7">ero</text:span><text:span text:style-name="T5"> mosse, durata ,</text:span><text:span text:style-name="T9">vittoria, </text:span><text:span text:style-name="T4">ID_PROFILO</text:span><text:span text:style-name="T8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0T23:34:19.963000000</meta:creation-date>
    <meta:generator>LibreOffice/6.4.4.2$Windows_X86_64 LibreOffice_project/3d775be2011f3886db32dfd395a6a6d1ca2630ff</meta:generator>
    <dc:date>2021-02-21T15:39:35.536000000</dc:date>
    <meta:editing-duration>PT11M18S</meta:editing-duration>
    <meta:editing-cycles>8</meta:editing-cycles>
    <meta:document-statistic meta:table-count="0" meta:image-count="0" meta:object-count="0" meta:page-count="1" meta:paragraph-count="4" meta:word-count="21" meta:character-count="245" meta:non-whitespace-character-count="228"/>
  </office:meta>
</office:document-meta>
</file>